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Heiti TC Light" fo:font-size="12.0pt"/>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陳真   |  2022.01.11 17:53   |   <text:a xlink:type="simple" xlink:href="http://palinfo.habago.org/Entry?Command=Information_PrintForum&amp;iPage=1#FORUM41853"><text:span text:style-name="T1">#</text:span></text:a></text:p>
      <text:p text:style-name="P3">(續前) <text:line-break/><text:line-break/>前文提到，"爭千秋並不意味著反對爭一時。但是，如果我們永遠只是在爭一時，那就是自欺欺人"。 <text:line-break/><text:line-break/>這意思是說，我們應該誠實地、理性清明地面對島內漢奸殖民體制的基本事實，別再自欺欺人，別再抓小放大，儘在一些雞毛蒜皮事上爭長短，卻始終不曾觸及根本問題。 <text:line-break/><text:line-break/>這並非說我們只能談漢奸殖民體制徹底壟斷司法、教育、媒體與輿論及一切無法無天目無法紀之基本問題，你當然還是可以談選舉，談人選，談人渣狗官之罷免，談路燈夠不夠亮、水溝是否乾淨、道路安全與工安乃至食安與空污及能源等問題，但是，光談這些是不夠的。這些議題，惟有在一種正常政治體制下才有談論意義以及改變之可能。或者說，這些議題不可能有根本上的改變，除非基本權力結構壟斷的問題受到應有的挑戰與制裁。 <text:line-break/><text:line-break/>換句話說，我們如果不去面對比方說媒體與教育被人渣黨徹底控制的問題，不去面對貪瀆、卡位、酬庸與自肥以及利益輸送和官商勾結等等無法無天的問題，不去面對無日無之的造謠抹黑以及網軍肆虐無度的問題，不去面對司法腐敗甘為政治工具任由政客人渣貪婪無度無法無天的問題，不去面對漢奸教育竄改史實顛倒是非黑白的洗腦問題，不去面對美國執殖民者徹底控制島內一切政治人事與所有資源的問題，不去面對美國殖民者長年掏空台灣的吸血剝削問題，不去面對美國殖民者積極煽動仇中反華以台灣做為攻擊大陸的問題...如果這一切根本問題從不被提起，絲毫不受挑戰，不受質疑，遑論改變？那我不知道搞選舉或是搞些事務性的議題，到底有何意義可言？甚至沒有任何可行性。 <text:line-break/><text:line-break/>繼高雄議會議長許崑源跳樓自殺之後，昨天又有一位國民黨政治人物跳樓身亡，其實，應該是人渣黨整個黨去跳樓才對。這個無法無天泯滅良知的貪污漢奸黨，真的是罪該萬死。我們一時拿它沒輒，只能眼睜睜看它為非作歹、危害社會。但是，任憑現實有多少曲折與不義，任憑邪惡勢力如何張牙舞爪，我依舊相信善的力量終究還是會勝出，謊言與暴力不可能久長。 <text:line-break/><text:line-break/>人的一生僅有數十寒暑，這常使得我們往往以一己生命長短來度量與追求事物之成就。但是，歷史長河漫漫，把時間的分母拉長，就像一場接力賽，浪濤滄滄，一棒接一棒，總有一天我們會橫跨百川，到達青翠彼岸。 <text:line-break/><text:line-break/>這點信心我倒還是有的。任憑滄桑，我心依然。 </text:p>
      <text:p text:style-name="P2">陳真   |  2022.01.10 20:47   |   <text:a xlink:type="simple" xlink:href="http://palinfo.habago.org/Entry?Command=Information_PrintForum&amp;iPage=1#FORUM41852"><text:span text:style-name="T1">#</text:span></text:a></text:p>
      <text:p text:style-name="P3">1. 站在世界大局來想，台灣該什麼時候解放就什麼時候解放。但是，站在生活在台灣的人的處境來講，卻是越快解放越好，因為正常人不可能覺得殖民地的生活好過，太痛苦了；教育不是在教育人，而是在培養漢奸；繳稅不是用來福利民生，而是貪污殆盡；沒有法治，毫無是非，善惡顛倒，豺狼橫行，人渣當道，而這一切齷齪作為，卻指向一個毀滅兩岸的邪惡目標。 <text:line-break/><text:line-break/>2. 爭千秋並不意味著反對爭一時。但是，如果我們永遠只是在爭一時，那就是自欺欺人。 <text:line-break/><text:line-break/>幾十年來，所謂民主化，每天都在搞些什麼？綁樁，買票，賄選，栽贓抹黑，造謠洗腦，貪污奪權，掠奪資源，雞犬升天...沒有一刻是在想著如何改善眾人生活。 <text:line-break/><text:line-break/>所謂選舉，就是結黨營私，分贓卡位，黑金橫行。所謂政治，跟眾人利益根本無關，毫無實質意義可言，低能反智，純粹就是分贓奪權的遊戲。島內人們幾十年來每天就是忙著討論誰是下一次選舉的人選，每天就是在討論選舉，討論網紅，討論人渣政客的一言一行，一顰一笑，討論各式各樣的低能話題與八卦。 <text:line-break/><text:line-break/>永遠就是玩這一套，幾十年了，大家真的都不會覺得很煩嗎？世界往前飛奔，世局瞬息萬變，而台灣卻像一個低能反智極度封閉的瘋狂島嶼，自鳴得意。所謂公眾議論，完全被離譜謊言所取代，無恥人渣成為殖民島嶼的王。人的理性，真的是毫無意義與價值可言，完全就是無腦。 <text:line-break/><text:line-break/>3. 柯文哲還有他太太，現在罵人渣黨很會罵，很內行。但是，柯與人渣黨過去根本就是一丘之貉。現在表面上鬧翻，不是因為出於公義是非之爭，而是出於分贓不均，出於利益衝突。 <text:line-break/><text:line-break/>柯文哲罵人渣黨說，當顏清標家族對黨有利時，就被抬舉為社會賢達，對之恭敬有加；當顏氏加族成為黨的障礙時，便以國家機器全面抹黑，說是黑道毒瘤。 <text:line-break/><text:line-break/>柯講得很對。可是，柯自己就是這樣的行徑與心態。 <text:line-break/><text:line-break/>柯說民進黨當年"利用" 他來打擊國民黨，現在沒有利用價值了就開始罵他。柯只講對一半。柯不是三歲小孩，與其說人渣黨當年利用他，不如說他利用人渣黨來為自己謀取權位。 <text:line-break/><text:line-break/>柯與人渣黨當年狼狽為奸，用盡一切骯髒卑鄙的齷齪無恥手段，栽贓抹黑連勝文，贏得選舉。現在跟人渣黨利益有所衝突，便反過來以道德姿態譴責人渣黨之無惡不作，這樣合理嗎？他是以為我們的智商只有30嗎？ <text:line-break/><text:line-break/>我知道很多反人渣黨的人支持他，聽我講這樣恐怕會覺得刺耳，但我只是說出基本事實。他當然不像人渣黨那麼壞，但是政客本質並無兩樣；權位取向，缺乏理想；所謂理想，只是一種奪權工具。 <text:line-break/><text:line-break/>祖國押寶他，自然是出於政治現實之考量，但在道德是非上卻令人難以恭維。 <text:line-break/><text:line-break/>4. 有幾種東西具有動員力量。不談千秋，光就眼前現實來講，最大的力量之一當然就是媒體與教育。誰掌握了這兩者，誰就擁有了壓倒性的力量。此外，利益的結合與分贓，力量也夠大。菁英們所謂團結，基本上就是團結於利益之下。 <text:line-break/><text:line-break/>國民黨很不團結的原因有二：一是缺乏幫派屬性，缺乏分贓機制，成員彼此之間甚至利益衝突，各擁山頭，有你便無我，類似民進黨剛建黨時的處境與屬性。套句當年民進黨的黨內名言："想吃蒼蠅得自己抓"。二是良知未泯，面子拉不下；道德羞恥心妨礙了吃喝。 <text:line-break/><text:line-break/>人渣黨則不然，他們是一群盜賊，字典裏頭根本沒有善惡是非，沒有禮義廉恥；共同掠奪，就地分贓，完全不管吃相；只要加入幫派，為黨殺伐，就能分得一官半職，大家肯定都有 "蒼蠅" 可吃。 <text:line-break/><text:line-break/>越是卑鄙無恥，功勞越大，"蒼蠅" 分得越多，權位越高。幫派裏頭仍會互鬥，但是頂多耍耍嘴皮，鬥而不破，絕不會真的互挖瘡疤，置之死地；他們永遠知道誰才是幫派的真正敵人，絕不會搞錯對象。 <text:line-break/><text:line-break/>沒啥新奇言論，僅是老生常談。趁無病人就診空檔，隨手寫寫。</text:p>
      <text:p text:style-name="P2">陳真   |  2022.01.08 00:16   |   <text:a xlink:type="simple" xlink:href="http://palinfo.habago.org/Entry?Command=Information_PrintForum&amp;iPage=1#FORUM41851"><text:span text:style-name="T1">#</text:span></text:a></text:p>
      <text:p text:style-name="P4">(續) <text:line-break/><text:line-break/>維根斯坦有句話說："告訴我你用什麼方法，我就能告訴你將會得到什麼樣的結果。" 方法和結果，或是手段與目的，表面上互為獨立，實則不然；某種規範性與其內在本質，使其互為相關。 <text:line-break/><text:line-break/>前文強調手段與目的之相異性，只是為了說明手段本身不足以構成目的，比方說，我們怎麼會去追求 "全民投票選出領導人" 的制度來做為一種神聖目標呢？那不是很蠢嗎？我們怎麼會去追求一種肆無忌憚的什麼 "100%的言論自由" 來做為一種神聖目標呢？那不是腦子進水嗎？當一種自由達到100%，意味著我們根本毫無自由可言。你總得先找到尺度紅線，找到界限，你才有可能找到自由。 <text:line-break/><text:line-break/>你找工作或申請學校，或是評估一家機構或學校的良莠，怎麼會是把該機構、公司或學校的領導人或各級主管是否由全體學生或全體員工一票一票選出來，做為一種神聖指標？腦子有洞不是嗎？你怎麼會把能否辱罵校長或董事長或辱罵公司與學校甚至對之造謠抹黑，當成一種神聖目標，謂之言論自由、人權與民主？真的是蠢到爆不是嗎？ <text:line-break/><text:line-break/>不管是經營一家公司或學校，乃至於經營一個社會或國家，可以有各種方法，但是，某一種方法 (而且僅僅只是某一種選出各級領導人的方法)，怎麼會莫名其妙變成至高無上的神聖目標呢？很荒唐，很低能不是嗎？ <text:line-break/><text:line-break/>在這些意義上，我們說手段與目的是兩回事。但我並不是在鼓吹一種功利主義(utilitarianism)，也不是說成果至上，不擇手段。手段當然還是很重要，而且，手段變了，目的往往也會跟著變。邪惡的手段終究是邪惡的，它不會因為目的的高貴而被美化。 <text:line-break/><text:line-break/>用一種很通俗的方式說，衡量善惡是非，基本上還是有等級程度之分。良好的手段，達成良善的目的，這是最好的模式，中共就是這樣一個典範。至於以邪惡的手段，達成骯髒齷齪的目的，人渣黨肯定是得冠軍，絲毫不具一絲公眾善意，大撈特撈，無惡不作。 <text:line-break/><text:line-break/>人渣黨根本不是黨，而是一個純粹以奪取私利與權位為目的、無惡不作無法無天的犯罪集團。 <text:line-break/><text:line-break/>至於介於這兩者之間，你可以舉蔣家王朝或伊拉克的海珊為例，他們都曾經是美國所大力扶植的法西斯獨裁政權，奉行槍炮、黑牢與特務統治，手段血腥殘忍，視人命如草芥；美國協助其發展經濟與穩定社會，代價則是充當美國走狗，以反共或反恐為名，在國內外屠殺、監禁、迫害數十萬無辜人民，為美國到處執行國家恐怖主義。 <text:line-break/><text:line-break/>歷史上，這類由美國扶植的獨裁政權，罄竹難書。他們確實都維持了一種社會穩定局面，大多數人確實也都過著一定程度的安定生活。問題是，他們根本不需要使用那些如此血腥殘暴的手段。那樣一些慘無人道的手段，殺小孩，殺老母，想殺誰就殺誰，想關誰就關誰，想把哪個家庭滅了，就把哪個家庭滅了。這樣一些邪惡手段，不會因為它所達成的某種 "成果" 而獲得美化或合理化。 <text:line-break/><text:line-break/>我看張亞中正在發起一個抬舉蔣介石的運動，實在很荒唐。人渣黨或現在的美國，把當年被美國吹捧為 "世界民主燈塔" 的蔣家王朝的施政 "成果" 給一筆抹煞，固然不合理，但是，把蔣介石說成什麼台灣人應該感念的什麼恩人或偉人，豈不也同樣離譜？張亞中知不知道蔣介石當年在大陸或台灣是如何殺人不眨眼？根本不把人命當一回事。那樣一個武夫，那樣一個獨裁者，他媽的還有人性嗎？ <text:line-break/><text:line-break/>如果從傷害或罪惡的 "絕對值" 來比較，蔣家王朝當然比人渣黨要恐怖血腥殘暴一百萬倍。人渣黨不過就是一群下三濫，很沒出息、貪得無饜的騙子歹徒人渣蟑螂，手段猥瑣，滿口謊言，造謠抹黑，每天就是騙，每天就是捞。 <text:line-break/><text:line-break/>但是，如果從罪惡的某種本質來看，這樣一種人渣政權，自然是要比蔣家王朝更加齷齪邪惡許多，毫無一絲公眾善意可言。而我畢竟還相信蔣家王朝一如海珊政權，雖然凶狠殘暴，但他們終究還是希望給大多數人建造一個安居樂業的社會。尤其是蔣經國，我對他仍然懷抱一定的敬意。 <text:line-break/><text:line-break/>但人渣黨卻毫無善念可言，惟一心態就是能撈儘量撈，吃空，掏空，撈空，根本無意於任何長治久安的作為，而是爭相充當漢奸台奸，吸血啃肉遂行私利才是惟一目的。這個人渣犯罪集團，不惜出賣台灣兩千三百萬人及代代子孫，推入火坑，換取一己私利權位。</text:p>
      <text:p text:style-name="P2">王修亮   |  2022.01.07 15:58   |   <text:a xlink:type="simple" xlink:href="http://palinfo.habago.org/Entry?Command=Information_PrintForum&amp;iPage=1#FORUM41850"><text:span text:style-name="T1">#</text:span></text:a></text:p>
      <text:p text:style-name="P3">今天看到陳真文章中一句話，深有所感。 <text:line-break/>「手段與目的容或有其內在本質上的牽扯，但它們仍然是兩回事。」 <text:line-break/><text:line-break/>不必降比到洗腦了，就只從一般灌輸式教學來看，這都是學習與實踐上最大的問題。 <text:line-break/>強制與勸服都是「手段」，讓自己更好、讓家人更好、讓少數人更好，讓多數人更好、讓大家更好都是「目的」。 <text:line-break/>還先得定義這個「好」字，是自我的定義？少數人的定義？或是多數人的定義？抑或是所有人的定義？ <text:line-break/>在這之前，又還需要教育所有人理解甚麼叫做「定義」，言語上又應該如何「定義」。 <text:line-break/>以目前強調個性，只有流行卻無群性，只擅於表達卻缺乏溝通能力的情境下，當「好」字能夠以民主方式達成所有人的共識時，這個世界應該已經沒剩下多少人能存活了。甚至，已經回復到弱肉強食的無人文時代了，也無須探討甚麼強制與勸服、好與不好、個人與群了。 <text:line-break/><text:line-break/>所以在參差不齊的人文世界裡，投票選舉式民主從來就不可能存在！ <text:line-break/><text:line-break/>那麼，菁英統治好嗎？誰來決定誰是菁英呢？菁英的兒女又一定必然是菁英嗎？ <text:line-break/><text:line-break/>堯舜是以四嶽領袖群菁英共議為行事法度的。 <text:line-break/>夏禹一統九州，誅殺防風氏，確立了群體法治，再萃取商代的經驗，逐漸凝聚為周代的宗法制度。強制嫡長子居於領導地位，分封大量可望成為菁英的弟子成為小區域領導人，以及「卿」弼臣作為輔佐與制衡。甚至因而可以做到無君王的周召共和模式。君王的賢愚已經不再是必須與必然，支撐著菁英制度的其實是「法規制度」而不僅僅是「菁英」。 <text:line-break/><text:line-break/>如同孟子對齊宣王所說的「貴戚之卿」。 <text:line-break/>「君有大過則諫，反覆之而不聽，則易位。」 <text:line-break/>一國的貴戚之卿，在君王有大過，又反覆諫而不聽時，可以撤換君王，以賢良者易之。 <text:line-break/>所謂的大過與賢良，也就是諸侯卿大夫「天視自我民視，天聽自我民聽。」 <text:line-break/>菁英者需要學習的重點之一，便是觀察視聽於萬民，這是中國式民主。也是民為貴，君為輕的民主。 <text:line-break/>同樣以民主為目的，極權與精英一樣可以富家衛國，成為善而美的民主，選舉投票，卻在台灣眼見成為多麼污穢殘酷愚蠢的民主。 <text:line-break/><text:line-break/>對政治我十分魯鈍，但中國曾經存在過的數千年歷史，成敗興亡，本就函寓了豐富的政治材料，不能視聽廣大的民眾生活，一意唾中呧西，不是無知，便是無心。 <text:line-break/>無知可以多讀書，無心，無可如何。 </text:p>
      <text:p text:style-name="P2">許世勤   |  2022.01.07 08:47   |   <text:a xlink:type="simple" xlink:href="http://palinfo.habago.org/Entry?Command=Information_PrintForum&amp;iPage=1#FORUM41849"><text:span text:style-name="T1">#</text:span></text:a></text:p>
      <text:p text:style-name="P4">最近哈利波特的演員只是聲援巴勒斯坦，便被貼上反猶主義的標籤，馬上就被激進的網軍洗版指為種族歧視者。任何名人不利以色列的言論皆會遭受到程度不等的壓迫，這也不是第一件案例。 <text:line-break/><text:line-break/>對比一些演藝名人，如果他們聲援無中生有的新疆「強迫勞動」或「種族滅絕」，大概全世界都要頒發諾貝爾和平獎給他們了。</text:p>
      <text:p text:style-name="P2">陳真   |  2022.01.07 03:07   |   <text:a xlink:type="simple" xlink:href="http://palinfo.habago.org/Entry?Command=Information_PrintForum&amp;iPage=1#FORUM41848"><text:span text:style-name="T1">#</text:span></text:a></text:p>
      <text:p text:style-name="P3">美國所謂deep state(深層政府)，不管採取嚴謹或寬鬆的定義標準來看，猶太人就是最為核心的一股力量，在金融、媒體及能源和軍火方面，牢牢控制美國乃至整個世界。它就是仇中反華的主要推手，怎麼會跟反中反華畫上等號同病相憐？</text:p>
      <text:p text:style-name="P2">李念淨   |  2022.01.06 12:28   |   <text:a xlink:type="simple" xlink:href="http://palinfo.habago.org/Entry?Command=Information_PrintForum&amp;iPage=1#FORUM41847"><text:span text:style-name="T1">#</text:span></text:a></text:p>
      <text:p text:style-name="P4">歐美反華反共是把華人跟共產黨當成猶太人、黑人、女巫、撒旦在反，所以不僅僅要肉體消滅，人格上文化上也要徹底抹殺。 <text:line-break/><text:line-break/>在城邦的社會體系上，針對各國各城，對這些族群進行系統性的孤立、霸凌，最重要的是劃定界線區分彼此，甚麼集中營、唐人街、黑白隔離，甚至是日本人那種村八分都是類似的情況，西方的系統性歧視是從個人到集體無一倖免，身為弱勢族群的個人要置身度外那是不可能的。 <text:line-break/><text:line-break/>但中國人的反美不一樣。 <text:line-break/><text:line-break/>中國人反美是把美國當成匈奴突厥女真蒙古在反，就純粹是抗擊外族的概念，不針對個人，只針對作為一個政治實體的武裝或非武裝的侵略行為，本質上差距就很大 <text:line-break/>你要投降內附就不過度干涉你，所以程度上差距很大不可抹為一談。 <text:line-break/><text:line-break/>而且被中國人認定為具侵略性的外族，也不代表對個體本身有啥系統性的人格抹殺了。雖然有抗日戰爭，但是針對個別日本人，中國民間並沒有甚麼虐待歧視之類的行為，就算有跟歐美比起來真的微不足道。韓戰/朝鮮戰爭中最受優待的也是美國戰俘....... <text:line-break/><text:line-break/>作為對比其實就很容易看出來，華人在歐美等地的境遇，跟歐美人士、印度人、越南人(皆曾經跟中國打過仗)在中國被對待的態度就很明顯地天差地遠。 <text:line-break/><text:line-break/>反倒是冉閔或是江統這種在西方世界常見的隔離與屠殺的言論，在中國歷史上就算是少見的特例了。</text:p>
      <text:p text:style-name="P2">孫從輔   |  2022.01.06 09:29   |   <text:a xlink:type="simple" xlink:href="http://palinfo.habago.org/Entry?Command=Information_PrintForum&amp;iPage=1#FORUM41846"><text:span text:style-name="T1">#</text:span></text:a></text:p>
      <text:p text:style-name="P3">有一般常識的人都能理解，只有交通規則完善，交通執法嚴謹公正的地方，人們才有出行的自由。如果有一個人和你說，他老家的馬路上沒有交通號誌，沒有速限，大家想怎麼開車就怎麼開，平時只要塞點錢給警察，拍他們馬屁，服從他們的潛規則，開車撞死人也沒關係，他老家真是好自由，好棒棒喔，你一定覺得這個人瘋了吧。 <text:line-break/><text:line-break/>同樣的道理也適用於言論自由。如果一個社會對各種言論毫無規範，公權力只問立場不問是非，一般人怎麼可能有發言的自由呢？如今我仍然看到許多台灣人自豪於自己有言論自由，並嘲笑大陸沒有言論自由，我想請這些人用常識來理解交通規則對出行自由的重要性，再用同樣的道理想想，一般民眾在台灣真的有發言議論的自由嗎？ <text:line-break/><text:line-break/>我贊成巴勒網採用先審核再貼出的機制。只有規則完善，執法嚴謹公正的地方，才有自由。</text:p>
      <text:p text:style-name="P2">陳真   |  2022.01.05 19:52   |   <text:a xlink:type="simple" xlink:href="http://palinfo.habago.org/Entry?Command=Information_PrintForum&amp;iPage=1#FORUM41845"><text:span text:style-name="T1">#</text:span></text:a></text:p>
      <text:p text:style-name="P5">蘇偉碩又被傳喚，今天下午開庭。 <text:line-break/><text:line-break/>在台灣，司法很難讓人有一絲敬意。蔣家年代，法院是國民黨開的，過去二十幾年來，法院搖身一變，變成人渣黨的工具，藉以懲罰異己，恫嚇不同聲音。 <text:line-break/><text:line-break/>其實，"蘇偉碩" 有千百個，但是，其他的 "蘇偉碩" 大多缺乏社會地位或知名度，因此不會有人關注。可是，這樣一種司法整肅依然會在社會大眾之間產生充份的恫嚇效果。 <text:line-break/><text:line-break/>很多蠢蛋很喜歡把人渣黨的惡行拿來和對岸類比，動不動就說人渣黨跟共產黨一樣壞。這類說法真的是蠢到爆，很低能。那就好像說蔡英文真的是個人渣，比德蕾莎修女還人渣，比南丁格爾還壞。天底下有這樣的類比嗎？ <text:line-break/><text:line-break/>這裏頭有無數的根本誤解，說過幾百萬遍，實在很不想再說一遍，只能祈求大家多用點腦子。 <text:line-break/><text:line-break/>比方說，西方鎮壓異己箝制言論更殘酷更嚴苛，蠢蛋們卻從不吭一聲，卻整天對飽受攻擊滲透、萬箭穿心的中共雞蛋裏挑骨頭。 <text:line-break/><text:line-break/>還有個根本誤解是這樣。簡單說，我們需要在乎的是某種行為或措施的 "後果" 及其內在邏輯，而不是某個行為或措施 "本身"。 <text:line-break/><text:line-break/>比方說，一樣是抓人，抓歹徒是好事，抓好人卻是壞事。你不能只看 "抓" 的行為 "本身"，而是應該看 "為什麼" 而抓，以及抓的 "目的"。依法抓歹徒、抓違法者，可以跟抓異己抓好人拿來類比嗎？ <text:line-break/><text:line-break/>簡單說，手段與目的容或有其內在本質上的牽扯，但它們仍然是兩回事。 <text:line-break/><text:line-break/>中共的各種施政措施或行為，很清楚是為了維護與促進絕大多數人的福祉與安全，為了讓社會穩定發展。但是人渣黨不是。人渣黨純粹就是一個無所不貪無惡不作的犯罪集團，其所作所為不是為了謀求絕大多數人的福祉與社會安全與穩定，而是為了掠奪一己之私，為了鞏固並極大化極少數人的不當利益與權位。這兩者它媽的能夠類比嗎？ <text:line-break/><text:line-break/>這類根本誤解隨處可見。比方說我常講的所謂民主選舉之詐欺本質。你看，英國殖民香港期間，從未有過一天的選舉，而且多次血腥鎮壓，殺害許多左派人士與抗議群眾，關閉報社，禁止反英言論與集會，禁止親中。但是，蠢蛋們卻說英國殖民香港期間好民主好自由。 <text:line-break/><text:line-break/>其次，所謂民主，就是以民意為依歸。民意當然是每個人都會希望生活過得好，過得健康愉快，這才是目的。民意或民主怎麼會等同於某種手段？亦即怎麼會等同於某種類型的選舉？怎麼會有人這麼蠢？這麼簡單的道理居然也會被迷惑。 <text:line-break/><text:line-break/>你看一個學校的好壞，當然是看它的各種實際成果與表現，怎麼會是去看它的校長是否由全體學生選舉產生？你找工作，或是評估一家公司的好壞，當然是看它的待遇與各項制度所帶來的實際結果之良莠，怎麼會去關心它的董事長是否由全體員工一票一票選出？ <text:line-break/><text:line-break/>再說，你看，西方社會的選舉，以美國為例，選個總統居然要花費一兩千億，你覺得這樣一種所謂選舉有意義嗎？一般人有那樣的財力嗎？那只是極少數人之間的遊戲，跟全民福祉一點關係都沒有。我不知道這是它媽的哪門子民主。 <text:line-break/><text:line-break/>台灣和日本也差不多，整個政策走向、人事與資源等等等，除了由美國一手全盤掌控之外，全是掌握在其所屬的政治地方山頭與大財團手裏。你想從政，可以，請從網軍幹起，先為黨幹點髒活，要不就是政二代、富二代，依附特定政治勢力，為其效命，結成政治幫派，進行權力與資源和權位之分贓。 <text:line-break/><text:line-break/>這些所謂選舉，選來選去基本上全是自己人，選來選去全是既得利益階層的權位遊戲。這樣一種分贓政治，就是民主？你腦子是有洞嗎？ <text:line-break/><text:line-break/>當然，我不是說所有人都是這樣。這應該不需要一再聲明了。小官小位小議員當然也能清清白白地當，當然也能有一定的貢獻，但是改變不了大局。 <text:line-break/><text:line-break/>就算馬英九和國民黨當年以四分之三席位與票數的懸殊比數贏得政權，也還是一樣，所有人事任命照樣得先經過美國批准或直接下令，美國要誰滾，誰就得滾，換柱以及藍綠聯手的黑韓就是一例，硬是可以把你打下來。 <text:line-break/><text:line-break/>馬英九就算有超高選票，想跟大陸和解也和不了，美國會策動諸如大腸花那樣一種動亂。誰敢親中，誰就會變成過街老鼠，看看馬英九由萬人迷變成過街老鼠就知道。韓國瑜也一樣。一開始，民意支持度是蔡英文的三倍，兩個月的全面抹黑造謠，一下就變成過街老鼠了。 <text:line-break/><text:line-break/>這樣一種所謂民主，你不覺得很骯髒很可恨嗎？大家别再自欺欺人了。大陸才是真正的民主，台灣則是可悲可笑的殖民剝削體制。</text:p>
      <text:p text:style-name="P2">陳真   |  2022.01.02 21:55   |   <text:a xlink:type="simple" xlink:href="http://palinfo.habago.org/Entry?Command=Information_PrintForum&amp;iPage=1#FORUM41844"><text:span text:style-name="T1">#</text:span></text:a></text:p>
      <text:p text:style-name="P3">我幾乎已經找不出幾秒鐘的太平時間可以寫上幾個字、讀上幾行書。 <text:line-break/><text:line-break/>如果世上沒有藝術，沒有想像，沒有夢境幻想，人生真不知道要怎麼活。 <text:line-break/><text:line-break/>藝術、哲學這些東西，毫無用途，一無是處，但它卻讓我們不曾辜負生命。</text:p>
      <text:p text:style-name="P2">劉恆瑋   |  2022.01.01 00:37   |   <text:a xlink:type="simple" xlink:href="http://palinfo.habago.org/Entry?Command=Information_PrintForum&amp;iPage=1#FORUM41843"><text:span text:style-name="T1">#</text:span></text:a></text:p>
      <text:p text:style-name="P4">話說2家香港媒體在2021年都被港警國安處收拾掉了，不知道這有沒有比較好？一國兩制真的與中國的政治體質不符。像是這次查辦立場新聞使用「串謀煽動刊物罪」，這還是港英時期的舊法，國安法就沒有這一條。 <text:line-break/><text:line-break/>我想，這就是香港殖民150年的惡果。港人被英國情報系統洗腦太深，整套體制不得不打掉打掉重做。然後台灣的各大政黨還在那邊反中，不管是人渣黨、國民黨和時代力量竟然幾乎一致指責中共萬惡，台灣的政客都以鸚鵡般說著同樣的話。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